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1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8"><text:placeholder text:placeholder-type="text">&lt;if test="o.state =='proforma2'"&gt;</text:placeholder></text:span><text:span text:style-name="T18"> </text:span><text:span text:style-name="T19">PROFORMA</text:span><text:span text:style-name="T18"><text:placeholder text:placeholder-type="text">&lt;/if&gt;</text:placeholder></text:span><text:span text:style-name="T18"><text:placeholder text:placeholder-type="text">&lt;if test="o.state =='draft'"&gt;</text:placeholder></text:span><text:span text:style-name="T18"> </text:span><text:span text:style-name="T20">in BOZZA</text:span><text:span text:style-name="T18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6"><text:placeholder text:placeholder-type="text">&lt;o.partner_id.name or ''&gt;</text:placeholder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2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1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2:26:27.230000000</dc:date>
    <meta:editing-duration>P1DT7H19M42S</meta:editing-duration>
    <meta:editing-cycles>204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54" meta:character-count="3233" meta:non-whitespace-character-count="2960"/>
  </office:meta>
</office:document-meta>
</file>